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42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2.40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2.97cm"/>
    </style:style>
    <style:style style:name="co10" style:family="table-column">
      <style:table-column-properties fo:break-before="auto" style:column-width="2.798cm"/>
    </style:style>
    <style:style style:name="co11" style:family="table-column">
      <style:table-column-properties fo:break-before="auto" style:column-width="2.351cm"/>
    </style:style>
    <style:style style:name="co12" style:family="table-column">
      <style:table-column-properties fo:break-before="auto" style:column-width="2.574cm"/>
    </style:style>
    <style:style style:name="co13" style:family="table-column">
      <style:table-column-properties fo:break-before="auto" style:column-width="3.119cm"/>
    </style:style>
    <style:style style:name="co14" style:family="table-column">
      <style:table-column-properties fo:break-before="auto" style:column-width="2.697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2.771cm"/>
    </style:style>
    <style:style style:name="co18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3.143cm"/>
    </style:style>
    <style:style style:name="co20" style:family="table-column">
      <style:table-column-properties fo:break-before="auto" style:column-width="3.316cm"/>
    </style:style>
    <style:style style:name="co21" style:family="table-column">
      <style:table-column-properties fo:break-before="auto" style:column-width="3.217cm"/>
    </style:style>
    <style:style style:name="co22" style:family="table-column">
      <style:table-column-properties fo:break-before="auto" style:column-width="2.8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inGW 11.2.0 ---" table:style-name="ta1">
        <table:shapes>
          <draw:frame draw:z-index="0" draw:style-name="gr1" draw:text-style-name="P1" svg:width="20.815cm" svg:height="12.343cm" svg:x="16.194cm" svg:y="2.257cm">
            <draw:object draw:notify-on-update-of-ranges="'MinGW 11.2.0 ---'.C8:'MinGW 11.2.0 ---'.C19 'MinGW 11.2.0 ---'.D7:'MinGW 11.2.0 ---'.D7 'MinGW 11.2.0 ---'.D8:'MinGW 11.2.0 ---'.D19 'MinGW 11.2.0 ---'.E7:'MinGW 11.2.0 ---'.E7 'MinGW 11.2.0 ---'.E8:'MinGW 11.2.0 ---'.E19 'MinGW 11.2.0 ---'.C8:'MinGW 11.2.0 ---'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Run Count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tion Count</text:p>
          </table:table-cell>
          <table:table-cell office:value-type="float" office:value="3000000" calcext:value-type="float">
            <text:p>3000000</text:p>
          </table:table-cell>
          <table:table-cell table:number-columns-repeated="16382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Time (us)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Exception Count</text:p>
          </table:table-cell>
          <table:table-cell office:value-type="string" calcext:value-type="string">
            <text:p>% errors</text:p>
          </table:table-cell>
          <table:table-cell office:value-type="string" calcext:value-type="string">
            <text:p>No excep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ll exception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29" calcext:value-type="float">
            <text:p>106529</text:p>
          </table:table-cell>
          <table:table-cell office:value-type="float" office:value="108767" calcext:value-type="float">
            <text:p>108767</text:p>
          </table:table-cell>
          <table:table-cell office:value-type="float" office:value="4409311" calcext:value-type="float">
            <text:p>4409311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,1</text:p>
          </table:table-cell>
          <table:table-cell office:value-type="float" office:value="121755" calcext:value-type="float">
            <text:p>121755</text:p>
          </table:table-cell>
          <table:table-cell office:value-type="float" office:value="127947" calcext:value-type="float">
            <text:p>127947</text:p>
          </table:table-cell>
          <table:table-cell office:value-type="float" office:value="4442159" calcext:value-type="float">
            <text:p>4442159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office:value-type="float" office:value="127055" calcext:value-type="float">
            <text:p>127055</text:p>
          </table:table-cell>
          <table:table-cell office:value-type="float" office:value="134001" calcext:value-type="float">
            <text:p>134001</text:p>
          </table:table-cell>
          <table:table-cell office:value-type="float" office:value="4460867" calcext:value-type="float">
            <text:p>4460867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130750" calcext:value-type="float">
            <text:p>130750</text:p>
          </table:table-cell>
          <table:table-cell office:value-type="float" office:value="139910" calcext:value-type="float">
            <text:p>139910</text:p>
          </table:table-cell>
          <table:table-cell office:value-type="float" office:value="4453625" calcext:value-type="float">
            <text:p>4453625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office:value-type="float" office:value="131829" calcext:value-type="float">
            <text:p>131829</text:p>
          </table:table-cell>
          <table:table-cell office:value-type="float" office:value="140830" calcext:value-type="float">
            <text:p>140830</text:p>
          </table:table-cell>
          <table:table-cell office:value-type="float" office:value="4475302" calcext:value-type="float">
            <text:p>4475302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36520" calcext:value-type="float">
            <text:p>136520</text:p>
          </table:table-cell>
          <table:table-cell office:value-type="float" office:value="144483" calcext:value-type="float">
            <text:p>144483</text:p>
          </table:table-cell>
          <table:table-cell office:value-type="float" office:value="4487326" calcext:value-type="float">
            <text:p>4487326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" calcext:value-type="float">
            <text:p>20</text:p>
          </table:table-cell>
          <table:table-cell office:value-type="float" office:value="135634" calcext:value-type="float">
            <text:p>135634</text:p>
          </table:table-cell>
          <table:table-cell office:value-type="float" office:value="144185" calcext:value-type="float">
            <text:p>144185</text:p>
          </table:table-cell>
          <table:table-cell office:value-type="float" office:value="4467262" calcext:value-type="float">
            <text:p>4467262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50" calcext:value-type="float">
            <text:p>50</text:p>
          </table:table-cell>
          <table:table-cell office:value-type="float" office:value="139533" calcext:value-type="float">
            <text:p>139533</text:p>
          </table:table-cell>
          <table:table-cell office:value-type="float" office:value="147351" calcext:value-type="float">
            <text:p>147351</text:p>
          </table:table-cell>
          <table:table-cell office:value-type="float" office:value="4470637" calcext:value-type="float">
            <text:p>4470637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5" calcext:value-type="float">
            <text:p>65</text:p>
          </table:table-cell>
          <table:table-cell office:value-type="float" office:value="140832" calcext:value-type="float">
            <text:p>140832</text:p>
          </table:table-cell>
          <table:table-cell office:value-type="float" office:value="151860" calcext:value-type="float">
            <text:p>151860</text:p>
          </table:table-cell>
          <table:table-cell office:value-type="float" office:value="4447273" calcext:value-type="float">
            <text:p>4447273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80" calcext:value-type="float">
            <text:p>80</text:p>
          </table:table-cell>
          <table:table-cell office:value-type="float" office:value="142226" calcext:value-type="float">
            <text:p>142226</text:p>
          </table:table-cell>
          <table:table-cell office:value-type="float" office:value="151774" calcext:value-type="float">
            <text:p>151774</text:p>
          </table:table-cell>
          <table:table-cell office:value-type="float" office:value="4480092" calcext:value-type="float">
            <text:p>4480092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95" calcext:value-type="float">
            <text:p>95</text:p>
          </table:table-cell>
          <table:table-cell office:value-type="float" office:value="146389" calcext:value-type="float">
            <text:p>146389</text:p>
          </table:table-cell>
          <table:table-cell office:value-type="float" office:value="150756" calcext:value-type="float">
            <text:p>150756</text:p>
          </table:table-cell>
          <table:table-cell office:value-type="float" office:value="4501959" calcext:value-type="float">
            <text:p>4501959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" calcext:value-type="float">
            <text:p>100</text:p>
          </table:table-cell>
          <table:table-cell office:value-type="float" office:value="143981" calcext:value-type="float">
            <text:p>143981</text:p>
          </table:table-cell>
          <table:table-cell office:value-type="float" office:value="150139" calcext:value-type="float">
            <text:p>150139</text:p>
          </table:table-cell>
          <table:table-cell office:value-type="float" office:value="4494294" calcext:value-type="float">
            <text:p>4494294</text:p>
          </table:table-cell>
          <table:table-cell table:number-columns-repeated="16378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6"/>
          <table:table-cell>
            <draw:frame draw:z-index="1" draw:style-name="gr1" draw:text-style-name="P1" svg:width="20.815cm" svg:height="12.343cm" svg:x="0.721cm" svg:y="0.026cm">
              <draw:object draw:notify-on-update-of-ranges="'MinGW 11.2.0 ---'.C8:'MinGW 11.2.0 ---'.C19 'MinGW 11.2.0 ---'.F7:'MinGW 11.2.0 ---'.F7 'MinGW 11.2.0 ---'.F8:'MinGW 11.2.0 ---'.F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7"/>
        </table:table-row>
      </table:table>
      <table:table table:name="MinGW 11.2.0 |||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Run Count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tion Count</text:p>
          </table:table-cell>
          <table:table-cell office:value-type="float" office:value="3000000" calcext:value-type="float">
            <text:p>3000000</text:p>
          </table:table-cell>
          <table:table-cell table:number-columns-repeated="16382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Time (us)</text:p>
          </table:table-cell>
          <table:covered-table-cell table:number-columns-repeated="2"/>
          <table:table-cell/>
          <table:table-cell>
            <draw:frame draw:z-index="0" draw:style-name="gr1" draw:text-style-name="P1" svg:width="20.815cm" svg:height="12.343cm" svg:x="0.063cm" svg:y="0.025cm">
              <draw:object draw:notify-on-update-of-ranges="'MinGW 11.2.0 |||'.C8:'MinGW 11.2.0 |||'.C19 'MinGW 11.2.0 |||'.D7:'MinGW 11.2.0 |||'.D7 'MinGW 11.2.0 |||'.D8:'MinGW 11.2.0 |||'.D19 'MinGW 11.2.0 |||'.C8:'MinGW 11.2.0 |||'.C19 'MinGW 11.2.0 |||'.E7:'MinGW 11.2.0 |||'.E7 'MinGW 11.2.0 |||'.E8:'MinGW 11.2.0 |||'.E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Exception Count</text:p>
          </table:table-cell>
          <table:table-cell office:value-type="string" calcext:value-type="string">
            <text:p>% errors</text:p>
          </table:table-cell>
          <table:table-cell office:value-type="string" calcext:value-type="string">
            <text:p>No excep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ll exception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59" calcext:value-type="float">
            <text:p>15359</text:p>
          </table:table-cell>
          <table:table-cell office:value-type="float" office:value="16283" calcext:value-type="float">
            <text:p>16283</text:p>
          </table:table-cell>
          <table:table-cell office:value-type="float" office:value="1394375" calcext:value-type="float">
            <text:p>1394375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,1</text:p>
          </table:table-cell>
          <table:table-cell office:value-type="float" office:value="16853" calcext:value-type="float">
            <text:p>16853</text:p>
          </table:table-cell>
          <table:table-cell office:value-type="float" office:value="20286" calcext:value-type="float">
            <text:p>20286</text:p>
          </table:table-cell>
          <table:table-cell office:value-type="float" office:value="1402155" calcext:value-type="float">
            <text:p>1402155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office:value-type="float" office:value="17069" calcext:value-type="float">
            <text:p>17069</text:p>
          </table:table-cell>
          <table:table-cell office:value-type="float" office:value="22315" calcext:value-type="float">
            <text:p>22315</text:p>
          </table:table-cell>
          <table:table-cell office:value-type="float" office:value="1402568" calcext:value-type="float">
            <text:p>1402568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18039" calcext:value-type="float">
            <text:p>18039</text:p>
          </table:table-cell>
          <table:table-cell office:value-type="float" office:value="22664" calcext:value-type="float">
            <text:p>22664</text:p>
          </table:table-cell>
          <table:table-cell office:value-type="float" office:value="1402779" calcext:value-type="float">
            <text:p>1402779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office:value-type="float" office:value="19335" calcext:value-type="float">
            <text:p>19335</text:p>
          </table:table-cell>
          <table:table-cell office:value-type="float" office:value="24535" calcext:value-type="float">
            <text:p>24535</text:p>
          </table:table-cell>
          <table:table-cell office:value-type="float" office:value="1398744" calcext:value-type="float">
            <text:p>1398744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8184" calcext:value-type="float">
            <text:p>18184</text:p>
          </table:table-cell>
          <table:table-cell office:value-type="float" office:value="23930" calcext:value-type="float">
            <text:p>23930</text:p>
          </table:table-cell>
          <table:table-cell office:value-type="float" office:value="1408341" calcext:value-type="float">
            <text:p>1408341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" calcext:value-type="float">
            <text:p>20</text:p>
          </table:table-cell>
          <table:table-cell office:value-type="float" office:value="18867" calcext:value-type="float">
            <text:p>18867</text:p>
          </table:table-cell>
          <table:table-cell office:value-type="float" office:value="24778" calcext:value-type="float">
            <text:p>24778</text:p>
          </table:table-cell>
          <table:table-cell office:value-type="float" office:value="1404797" calcext:value-type="float">
            <text:p>1404797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50" calcext:value-type="float">
            <text:p>50</text:p>
          </table:table-cell>
          <table:table-cell office:value-type="float" office:value="18256" calcext:value-type="float">
            <text:p>18256</text:p>
          </table:table-cell>
          <table:table-cell office:value-type="float" office:value="24723" calcext:value-type="float">
            <text:p>24723</text:p>
          </table:table-cell>
          <table:table-cell office:value-type="float" office:value="1394266" calcext:value-type="float">
            <text:p>1394266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5" calcext:value-type="float">
            <text:p>65</text:p>
          </table:table-cell>
          <table:table-cell office:value-type="float" office:value="19182" calcext:value-type="float">
            <text:p>19182</text:p>
          </table:table-cell>
          <table:table-cell office:value-type="float" office:value="24231" calcext:value-type="float">
            <text:p>24231</text:p>
          </table:table-cell>
          <table:table-cell office:value-type="float" office:value="1412880" calcext:value-type="float">
            <text:p>1412880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80" calcext:value-type="float">
            <text:p>80</text:p>
          </table:table-cell>
          <table:table-cell office:value-type="float" office:value="18813" calcext:value-type="float">
            <text:p>18813</text:p>
          </table:table-cell>
          <table:table-cell office:value-type="float" office:value="24307" calcext:value-type="float">
            <text:p>24307</text:p>
          </table:table-cell>
          <table:table-cell office:value-type="float" office:value="1406148" calcext:value-type="float">
            <text:p>1406148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95" calcext:value-type="float">
            <text:p>95</text:p>
          </table:table-cell>
          <table:table-cell office:value-type="float" office:value="19250" calcext:value-type="float">
            <text:p>19250</text:p>
          </table:table-cell>
          <table:table-cell office:value-type="float" office:value="24245" calcext:value-type="float">
            <text:p>24245</text:p>
          </table:table-cell>
          <table:table-cell office:value-type="float" office:value="1407880" calcext:value-type="float">
            <text:p>1407880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" calcext:value-type="float">
            <text:p>100</text:p>
          </table:table-cell>
          <table:table-cell office:value-type="float" office:value="20714" calcext:value-type="float">
            <text:p>20714</text:p>
          </table:table-cell>
          <table:table-cell office:value-type="float" office:value="24800" calcext:value-type="float">
            <text:p>24800</text:p>
          </table:table-cell>
          <table:table-cell office:value-type="float" office:value="1405270" calcext:value-type="float">
            <text:p>1405270</text:p>
          </table:table-cell>
          <table:table-cell table:number-columns-repeated="16378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 table:number-columns-repeated="7"/>
          <table:table-cell>
            <draw:frame draw:z-index="1" draw:style-name="gr1" draw:text-style-name="P1" svg:width="20.815cm" svg:height="12.343cm" svg:x="0.105cm" svg:y="0.026cm">
              <draw:object draw:notify-on-update-of-ranges="'MinGW 11.2.0 |||'.C8:'MinGW 11.2.0 |||'.C19 'MinGW 11.2.0 |||'.F7:'MinGW 11.2.0 |||'.F7 'MinGW 11.2.0 |||'.F8:'MinGW 11.2.0 |||'.F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6"/>
        </table:table-row>
      </table:table>
      <table:table table:name="MSVC 17.3.32901.215 ---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Run Count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tion Count</text:p>
          </table:table-cell>
          <table:table-cell office:value-type="float" office:value="3000000" calcext:value-type="float">
            <text:p>3000000</text:p>
          </table:table-cell>
          <table:table-cell table:number-columns-repeated="16382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Time (us)</text:p>
          </table:table-cell>
          <table:covered-table-cell table:number-columns-repeated="2"/>
          <table:table-cell/>
          <table:table-cell>
            <draw:frame draw:z-index="0" draw:style-name="gr1" draw:text-style-name="P1" svg:width="20.151cm" svg:height="10.662cm" svg:x="0.009cm" svg:y="0.025cm">
              <draw:object draw:notify-on-update-of-ranges="'MSVC 17.3.32901.215 ---'.C8:'MSVC 17.3.32901.215 ---'.C19 'MSVC 17.3.32901.215 ---'.D7:'MSVC 17.3.32901.215 ---'.D7 'MSVC 17.3.32901.215 ---'.D8:'MSVC 17.3.32901.215 ---'.D19 'MSVC 17.3.32901.215 ---'.C8:'MSVC 17.3.32901.215 ---'.C19 'MSVC 17.3.32901.215 ---'.E7:'MSVC 17.3.32901.215 ---'.E7 'MSVC 17.3.32901.215 ---'.E8:'MSVC 17.3.32901.215 ---'.E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Exception Count</text:p>
          </table:table-cell>
          <table:table-cell office:value-type="string" calcext:value-type="string">
            <text:p>% errors</text:p>
          </table:table-cell>
          <table:table-cell office:value-type="string" calcext:value-type="string">
            <text:p>No excep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ll exception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56" calcext:value-type="float">
            <text:p>108456</text:p>
          </table:table-cell>
          <table:table-cell office:value-type="float" office:value="110089" calcext:value-type="float">
            <text:p>110089</text:p>
          </table:table-cell>
          <table:table-cell office:value-type="float" office:value="8424913" calcext:value-type="float">
            <text:p>8424913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,1</text:p>
          </table:table-cell>
          <table:table-cell office:value-type="float" office:value="128455" calcext:value-type="float">
            <text:p>128455</text:p>
          </table:table-cell>
          <table:table-cell office:value-type="float" office:value="137925" calcext:value-type="float">
            <text:p>137925</text:p>
          </table:table-cell>
          <table:table-cell office:value-type="float" office:value="8515024" calcext:value-type="float">
            <text:p>8515024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office:value-type="float" office:value="135740" calcext:value-type="float">
            <text:p>135740</text:p>
          </table:table-cell>
          <table:table-cell office:value-type="float" office:value="148757" calcext:value-type="float">
            <text:p>148757</text:p>
          </table:table-cell>
          <table:table-cell office:value-type="float" office:value="8465883" calcext:value-type="float">
            <text:p>8465883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139903" calcext:value-type="float">
            <text:p>139903</text:p>
          </table:table-cell>
          <table:table-cell office:value-type="float" office:value="150158" calcext:value-type="float">
            <text:p>150158</text:p>
          </table:table-cell>
          <table:table-cell office:value-type="float" office:value="8555299" calcext:value-type="float">
            <text:p>8555299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office:value-type="float" office:value="145437" calcext:value-type="float">
            <text:p>145437</text:p>
          </table:table-cell>
          <table:table-cell office:value-type="float" office:value="153868" calcext:value-type="float">
            <text:p>153868</text:p>
          </table:table-cell>
          <table:table-cell office:value-type="float" office:value="8578688" calcext:value-type="float">
            <text:p>8578688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49328" calcext:value-type="float">
            <text:p>149328</text:p>
          </table:table-cell>
          <table:table-cell office:value-type="float" office:value="154450" calcext:value-type="float">
            <text:p>154450</text:p>
          </table:table-cell>
          <table:table-cell office:value-type="float" office:value="8627979" calcext:value-type="float">
            <text:p>8627979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" calcext:value-type="float">
            <text:p>20</text:p>
          </table:table-cell>
          <table:table-cell office:value-type="float" office:value="147443" calcext:value-type="float">
            <text:p>147443</text:p>
          </table:table-cell>
          <table:table-cell office:value-type="float" office:value="161760" calcext:value-type="float">
            <text:p>161760</text:p>
          </table:table-cell>
          <table:table-cell office:value-type="float" office:value="8515409" calcext:value-type="float">
            <text:p>8515409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50" calcext:value-type="float">
            <text:p>50</text:p>
          </table:table-cell>
          <table:table-cell office:value-type="float" office:value="151416" calcext:value-type="float">
            <text:p>151416</text:p>
          </table:table-cell>
          <table:table-cell office:value-type="float" office:value="160824" calcext:value-type="float">
            <text:p>160824</text:p>
          </table:table-cell>
          <table:table-cell office:value-type="float" office:value="8535395" calcext:value-type="float">
            <text:p>8535395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5" calcext:value-type="float">
            <text:p>65</text:p>
          </table:table-cell>
          <table:table-cell office:value-type="float" office:value="155034" calcext:value-type="float">
            <text:p>155034</text:p>
          </table:table-cell>
          <table:table-cell office:value-type="float" office:value="163956" calcext:value-type="float">
            <text:p>163956</text:p>
          </table:table-cell>
          <table:table-cell office:value-type="float" office:value="8554508" calcext:value-type="float">
            <text:p>8554508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80" calcext:value-type="float">
            <text:p>80</text:p>
          </table:table-cell>
          <table:table-cell office:value-type="float" office:value="151864" calcext:value-type="float">
            <text:p>151864</text:p>
          </table:table-cell>
          <table:table-cell office:value-type="float" office:value="164799" calcext:value-type="float">
            <text:p>164799</text:p>
          </table:table-cell>
          <table:table-cell office:value-type="float" office:value="8537536" calcext:value-type="float">
            <text:p>8537536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95" calcext:value-type="float">
            <text:p>95</text:p>
          </table:table-cell>
          <table:table-cell office:value-type="float" office:value="153733" calcext:value-type="float">
            <text:p>153733</text:p>
          </table:table-cell>
          <table:table-cell office:value-type="float" office:value="160796" calcext:value-type="float">
            <text:p>160796</text:p>
          </table:table-cell>
          <table:table-cell office:value-type="float" office:value="8559139" calcext:value-type="float">
            <text:p>8559139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" calcext:value-type="float">
            <text:p>100</text:p>
          </table:table-cell>
          <table:table-cell office:value-type="float" office:value="154257" calcext:value-type="float">
            <text:p>154257</text:p>
          </table:table-cell>
          <table:table-cell office:value-type="float" office:value="165160" calcext:value-type="float">
            <text:p>165160</text:p>
          </table:table-cell>
          <table:table-cell office:value-type="float" office:value="8563570" calcext:value-type="float">
            <text:p>8563570</text:p>
          </table:table-cell>
          <table:table-cell table:number-columns-repeated="16378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7"/>
          <table:table-cell>
            <draw:frame draw:z-index="1" draw:style-name="gr1" draw:text-style-name="P1" svg:width="20.404cm" svg:height="10.688cm" svg:x="0.015cm" svg:y="0.074cm">
              <draw:object draw:notify-on-update-of-ranges="'MSVC 17.3.32901.215 ---'.C8:'MSVC 17.3.32901.215 ---'.C19 'MSVC 17.3.32901.215 ---'.F7:'MSVC 17.3.32901.215 ---'.F7 'MSVC 17.3.32901.215 ---'.F8:'MSVC 17.3.32901.215 ---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6"/>
        </table:table-row>
      </table:table>
      <table:table table:name="MSVC 17.3.32901.215 |||" table:style-name="ta1">
        <table:table-column table:style-name="co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Run Count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tion Count</text:p>
          </table:table-cell>
          <table:table-cell office:value-type="float" office:value="3000000" calcext:value-type="float">
            <text:p>3000000</text:p>
          </table:table-cell>
          <table:table-cell table:number-columns-repeated="16382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Time (us)</text:p>
          </table:table-cell>
          <table:covered-table-cell table:number-columns-repeated="2"/>
          <table:table-cell>
            <draw:frame draw:z-index="0" draw:style-name="gr1" draw:text-style-name="P1" svg:width="19.52cm" svg:height="10.662cm" svg:x="2.243cm" svg:y="0cm">
              <draw:object draw:notify-on-update-of-ranges="'MSVC 17.3.32901.215 |||'.C8:'MSVC 17.3.32901.215 |||'.C19 'MSVC 17.3.32901.215 |||'.D7:'MSVC 17.3.32901.215 |||'.D7 'MSVC 17.3.32901.215 |||'.D8:'MSVC 17.3.32901.215 |||'.D19 'MSVC 17.3.32901.215 |||'.C8:'MSVC 17.3.32901.215 |||'.C19 'MSVC 17.3.32901.215 |||'.E7:'MSVC 17.3.32901.215 |||'.E7 'MSVC 17.3.32901.215 |||'.E8:'MSVC 17.3.32901.215 |||'.E19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Exception Count</text:p>
          </table:table-cell>
          <table:table-cell office:value-type="string" calcext:value-type="string">
            <text:p>% errors</text:p>
          </table:table-cell>
          <table:table-cell office:value-type="string" calcext:value-type="string">
            <text:p>No excep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ll exception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07" calcext:value-type="float">
            <text:p>21007</text:p>
          </table:table-cell>
          <table:table-cell office:value-type="float" office:value="21780" calcext:value-type="float">
            <text:p>21780</text:p>
          </table:table-cell>
          <table:table-cell office:value-type="float" office:value="2697960" calcext:value-type="float">
            <text:p>2697960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,1</text:p>
          </table:table-cell>
          <table:table-cell office:value-type="float" office:value="26749" calcext:value-type="float">
            <text:p>26749</text:p>
          </table:table-cell>
          <table:table-cell office:value-type="float" office:value="29637" calcext:value-type="float">
            <text:p>29637</text:p>
          </table:table-cell>
          <table:table-cell office:value-type="float" office:value="2675124" calcext:value-type="float">
            <text:p>2675124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office:value-type="float" office:value="26673" calcext:value-type="float">
            <text:p>26673</text:p>
          </table:table-cell>
          <table:table-cell office:value-type="float" office:value="35775" calcext:value-type="float">
            <text:p>35775</text:p>
          </table:table-cell>
          <table:table-cell office:value-type="float" office:value="2689304" calcext:value-type="float">
            <text:p>2689304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29969" calcext:value-type="float">
            <text:p>29969</text:p>
          </table:table-cell>
          <table:table-cell office:value-type="float" office:value="35909" calcext:value-type="float">
            <text:p>35909</text:p>
          </table:table-cell>
          <table:table-cell office:value-type="float" office:value="2687317" calcext:value-type="float">
            <text:p>2687317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office:value-type="float" office:value="23143" calcext:value-type="float">
            <text:p>23143</text:p>
          </table:table-cell>
          <table:table-cell office:value-type="float" office:value="37610" calcext:value-type="float">
            <text:p>37610</text:p>
          </table:table-cell>
          <table:table-cell office:value-type="float" office:value="2706888" calcext:value-type="float">
            <text:p>2706888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2843" calcext:value-type="float">
            <text:p>32843</text:p>
          </table:table-cell>
          <table:table-cell office:value-type="float" office:value="37671" calcext:value-type="float">
            <text:p>37671</text:p>
          </table:table-cell>
          <table:table-cell office:value-type="float" office:value="2701199" calcext:value-type="float">
            <text:p>2701199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" calcext:value-type="float">
            <text:p>20</text:p>
          </table:table-cell>
          <table:table-cell office:value-type="float" office:value="34162" calcext:value-type="float">
            <text:p>34162</text:p>
          </table:table-cell>
          <table:table-cell office:value-type="float" office:value="39296" calcext:value-type="float">
            <text:p>39296</text:p>
          </table:table-cell>
          <table:table-cell office:value-type="float" office:value="2665824" calcext:value-type="float">
            <text:p>2665824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50" calcext:value-type="float">
            <text:p>50</text:p>
          </table:table-cell>
          <table:table-cell office:value-type="float" office:value="32519" calcext:value-type="float">
            <text:p>32519</text:p>
          </table:table-cell>
          <table:table-cell office:value-type="float" office:value="41635" calcext:value-type="float">
            <text:p>41635</text:p>
          </table:table-cell>
          <table:table-cell office:value-type="float" office:value="2680262" calcext:value-type="float">
            <text:p>2680262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65" calcext:value-type="float">
            <text:p>65</text:p>
          </table:table-cell>
          <table:table-cell office:value-type="float" office:value="33876" calcext:value-type="float">
            <text:p>33876</text:p>
          </table:table-cell>
          <table:table-cell office:value-type="float" office:value="41247" calcext:value-type="float">
            <text:p>41247</text:p>
          </table:table-cell>
          <table:table-cell office:value-type="float" office:value="2684947" calcext:value-type="float">
            <text:p>2684947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80" calcext:value-type="float">
            <text:p>80</text:p>
          </table:table-cell>
          <table:table-cell office:value-type="float" office:value="35402" calcext:value-type="float">
            <text:p>35402</text:p>
          </table:table-cell>
          <table:table-cell office:value-type="float" office:value="40253" calcext:value-type="float">
            <text:p>40253</text:p>
          </table:table-cell>
          <table:table-cell office:value-type="float" office:value="2682272" calcext:value-type="float">
            <text:p>2682272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95" calcext:value-type="float">
            <text:p>95</text:p>
          </table:table-cell>
          <table:table-cell office:value-type="float" office:value="31957" calcext:value-type="float">
            <text:p>31957</text:p>
          </table:table-cell>
          <table:table-cell office:value-type="float" office:value="40243" calcext:value-type="float">
            <text:p>40243</text:p>
          </table:table-cell>
          <table:table-cell office:value-type="float" office:value="2692995" calcext:value-type="float">
            <text:p>2692995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" calcext:value-type="float">
            <text:p>100</text:p>
          </table:table-cell>
          <table:table-cell office:value-type="float" office:value="30173" calcext:value-type="float">
            <text:p>30173</text:p>
          </table:table-cell>
          <table:table-cell office:value-type="float" office:value="38934" calcext:value-type="float">
            <text:p>38934</text:p>
          </table:table-cell>
          <table:table-cell office:value-type="float" office:value="2718879" calcext:value-type="float">
            <text:p>2718879</text:p>
          </table:table-cell>
          <table:table-cell table:number-columns-repeated="16378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7"/>
          <table:table-cell>
            <draw:frame draw:z-index="1" draw:style-name="gr1" draw:text-style-name="P1" svg:width="20.404cm" svg:height="10.688cm" svg:x="0.014cm" svg:y="0.025cm">
              <draw:object draw:notify-on-update-of-ranges="'MSVC 17.3.32901.215 |||'.C8:'MSVC 17.3.32901.215 |||'.C19 'MSVC 17.3.32901.215 |||'.F7:'MSVC 17.3.32901.215 |||'.F7 'MSVC 17.3.32901.215 |||'.F8:'MSVC 17.3.32901.215 |||'.F1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76"/>
        </table:table-row>
      </table:table>
      <table:table table:name="Лист5" table:style-name="ta1"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Run Count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tion Count</text:p>
          </table:table-cell>
          <table:table-cell office:value-type="float" office:value="3000000" calcext:value-type="float">
            <text:p>3000000</text:p>
          </table:table-cell>
          <table:table-cell table:number-columns-repeated="16382"/>
        </table:table-row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Exception Count</text:p>
          </table:table-cell>
          <table:table-cell office:value-type="string" calcext:value-type="string">
            <text:p>% errors</text:p>
          </table:table-cell>
          <table:table-cell office:value-type="string" calcext:value-type="string">
            <text:p>No excepti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ll exception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29" calcext:value-type="float">
            <text:p>106529</text:p>
          </table:table-cell>
          <table:table-cell office:value-type="float" office:value="108767" calcext:value-type="float">
            <text:p>108767</text:p>
          </table:table-cell>
          <table:table-cell office:value-type="float" office:value="4409311" calcext:value-type="float">
            <text:p>4409311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56" calcext:value-type="float">
            <text:p>108456</text:p>
          </table:table-cell>
          <table:table-cell office:value-type="float" office:value="110089" calcext:value-type="float">
            <text:p>110089</text:p>
          </table:table-cell>
          <table:table-cell office:value-type="float" office:value="8424913" calcext:value-type="float">
            <text:p>8424913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5T17:20:48.754000000</dc:date>
    <meta:editing-duration>PT7H29M29S</meta:editing-duration>
    <meta:editing-cycles>13</meta:editing-cycles>
    <meta:generator>LibreOffice/7.4.3.2$Windows_X86_64 LibreOffice_project/1048a8393ae2eeec98dff31b5c133c5f1d08b890</meta:generator>
    <meta:document-statistic meta:table-count="5" meta:cell-count="354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0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100000" chart:origin="10000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16cm" svg:height="12.344cm" xlink:href=".." xlink:type="simple" chart:class="chart:scatter" chart:style-name="ch1">
        <chart:title svg:x="7.461cm" svg:y="0.382cm" chart:style-name="ch2">
          <text:p>Impact of Exceptions</text:p>
        </chart:title>
        <chart:legend chart:legend-position="end" svg:x="15.072cm" svg:y="0.35cm" style:legend-expansion="custom" svg:width="4.536cm" svg:height="1.096cm" style:legend-expansion-aspect-ratio="4.13868613138686" chart:style-name="ch3"/>
        <chart:plot-area chart:style-name="ch4" table:cell-range-address="'MinGW 11.2.0 ---'.C8:'MinGW 11.2.0 ---'.E19 'MinGW 11.2.0 ---'.D7:'MinGW 11.2.0 ---'.E7" chart:data-source-has-labels="row" svg:x="1.108cm" svg:y="1.548cm" svg:width="18.948cm" svg:height="9.621cm">
          <chart:coordinate-region svg:x="2.788cm" svg:y="1.774cm" svg:width="16.909cm" svg:height="8.696cm"/>
          <chart:axis chart:dimension="x" chart:name="primary-x" chart:style-name="ch5">
            <chart:title svg:x="9.54cm" svg:y="11.415cm" chart:style-name="ch6">
              <text:p>% errors</text:p>
            </chart:title>
          </chart:axis>
          <chart:axis chart:dimension="x" chart:name="secondary-x" chart:style-name="ch7"/>
          <chart:axis chart:dimension="y" chart:name="primary-y" chart:style-name="ch8">
            <chart:title svg:x="0cm" svg:y="7.519cm" chart:style-name="ch9">
              <text:p>Time (us)</text:p>
            </chart:title>
            <chart:grid chart:style-name="ch10" chart:class="major"/>
          </chart:axis>
          <chart:series chart:style-name="ch11" chart:values-cell-range-address="'MinGW 11.2.0 ---'.D8:'MinGW 11.2.0 ---'.D19" chart:label-cell-address="'MinGW 11.2.0 ---'.D7:'MinGW 11.2.0 ---'.D7" chart:class="chart:scatter">
            <chart:domain table:cell-range-address="'MinGW 11.2.0 ---'.C8:'MinGW 11.2.0 ---'.C19"/>
            <chart:data-point chart:repeated="12"/>
          </chart:series>
          <chart:series chart:style-name="ch12" chart:values-cell-range-address="'MinGW 11.2.0 ---'.E8:'MinGW 11.2.0 ---'.E19" chart:label-cell-address="'MinGW 11.2.0 ---'.E7:'MinGW 11.2.0 ---'.E7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o exception</text:p>
                <draw:g>
                  <svg:desc>'MinGW 11.2.0 ---'.D7:'MinGW 11.2.0 ---'.D7</svg:desc>
                </draw:g>
              </table:table-cell>
              <table:table-cell office:value-type="string">
                <text:p>Normal</text:p>
                <draw:g>
                  <svg:desc>'MinGW 11.2.0 ---'.E7:'MinGW 11.2.0 ---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GW 11.2.0 ---'.C8:'MinGW 11.2.0 ---'.C19</svg:desc>
                </draw:g>
              </table:table-cell>
              <table:table-cell office:value-type="float" office:value="106529">
                <text:p>106529</text:p>
                <draw:g>
                  <svg:desc>'MinGW 11.2.0 ---'.D8:'MinGW 11.2.0 ---'.D19</svg:desc>
                </draw:g>
              </table:table-cell>
              <table:table-cell office:value-type="float" office:value="108767">
                <text:p>108767</text:p>
                <draw:g>
                  <svg:desc>'MinGW 11.2.0 ---'.E8:'MinGW 11.2.0 ---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1755">
                <text:p>121755</text:p>
              </table:table-cell>
              <table:table-cell office:value-type="float" office:value="127947">
                <text:p>127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7055">
                <text:p>127055</text:p>
              </table:table-cell>
              <table:table-cell office:value-type="float" office:value="134001">
                <text:p>134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0750">
                <text:p>130750</text:p>
              </table:table-cell>
              <table:table-cell office:value-type="float" office:value="139910">
                <text:p>1399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1829">
                <text:p>131829</text:p>
              </table:table-cell>
              <table:table-cell office:value-type="float" office:value="140830">
                <text:p>140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6520">
                <text:p>136520</text:p>
              </table:table-cell>
              <table:table-cell office:value-type="float" office:value="144483">
                <text:p>144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5634">
                <text:p>135634</text:p>
              </table:table-cell>
              <table:table-cell office:value-type="float" office:value="144185">
                <text:p>144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39533">
                <text:p>139533</text:p>
              </table:table-cell>
              <table:table-cell office:value-type="float" office:value="147351">
                <text:p>147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40832">
                <text:p>140832</text:p>
              </table:table-cell>
              <table:table-cell office:value-type="float" office:value="151860">
                <text:p>1518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42226">
                <text:p>142226</text:p>
              </table:table-cell>
              <table:table-cell office:value-type="float" office:value="151774">
                <text:p>151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46389">
                <text:p>146389</text:p>
              </table:table-cell>
              <table:table-cell office:value-type="float" office:value="150756">
                <text:p>150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43981">
                <text:p>143981</text:p>
              </table:table-cell>
              <table:table-cell office:value-type="float" office:value="150139">
                <text:p>150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0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4390000" chart:origin="10000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16cm" svg:height="12.344cm" xlink:href=".." xlink:type="simple" chart:class="chart:scatter" chart:style-name="ch1">
        <chart:title svg:x="7.461cm" svg:y="0.382cm" chart:style-name="ch2">
          <text:p>Impact of Exceptions</text:p>
        </chart:title>
        <chart:legend chart:legend-position="end" svg:x="15.504cm" svg:y="0.328cm" style:legend-expansion="custom" svg:width="4.355cm" svg:height="1.096cm" style:legend-expansion-aspect-ratio="3.9735401459854" chart:style-name="ch3"/>
        <chart:plot-area chart:style-name="ch4" table:cell-range-address="'MinGW 11.2.0 ---'.C8:'MinGW 11.2.0 ---'.C19 'MinGW 11.2.0 ---'.F7:'MinGW 11.2.0 ---'.F19" chart:data-source-has-labels="row" svg:x="1.113cm" svg:y="1.546cm" svg:width="19.258cm" svg:height="9.619cm">
          <chart:coordinate-region svg:x="3.031cm" svg:y="1.772cm" svg:width="16.981cm" svg:height="8.693cm"/>
          <chart:axis chart:dimension="x" chart:name="primary-x" chart:style-name="ch5">
            <chart:title svg:x="9.7cm" svg:y="11.411cm" chart:style-name="ch6">
              <text:p>% errors</text:p>
            </chart:title>
          </chart:axis>
          <chart:axis chart:dimension="x" chart:name="secondary-x" chart:style-name="ch7"/>
          <chart:axis chart:dimension="y" chart:name="primary-y" chart:style-name="ch8">
            <chart:title svg:x="0cm" svg:y="7.516cm" chart:style-name="ch9">
              <text:p>Time (us)</text:p>
            </chart:title>
            <chart:grid chart:style-name="ch10" chart:class="major"/>
          </chart:axis>
          <chart:series chart:style-name="ch11" chart:values-cell-range-address="'MinGW 11.2.0 ---'.F8:'MinGW 11.2.0 ---'.F19" chart:label-cell-address="'MinGW 11.2.0 ---'.F7:'MinGW 11.2.0 ---'.F7" chart:class="chart:scatter">
            <chart:domain table:cell-range-address="'MinGW 11.2.0 ---'.C8:'MinGW 11.2.0 ---'.C19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Full exception</text:p>
                <draw:g>
                  <svg:desc>'MinGW 11.2.0 ---'.F7:'MinGW 11.2.0 ---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GW 11.2.0 ---'.C8:'MinGW 11.2.0 ---'.C19</svg:desc>
                </draw:g>
              </table:table-cell>
              <table:table-cell office:value-type="float" office:value="4409311">
                <text:p>4409311</text:p>
                <draw:g>
                  <svg:desc>'MinGW 11.2.0 ---'.F8:'MinGW 11.2.0 ---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442159">
                <text:p>4442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4460867">
                <text:p>4460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453625">
                <text:p>4453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475302">
                <text:p>4475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487326">
                <text:p>4487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467262">
                <text:p>4467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4447273">
                <text:p>4447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4480092">
                <text:p>4480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4501959">
                <text:p>4501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494294">
                <text:p>4494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13500" chart:origin="1000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16cm" svg:height="12.344cm" xlink:href=".." xlink:type="simple" chart:class="chart:scatter" chart:style-name="ch1">
        <chart:title svg:x="7.461cm" svg:y="0.382cm" chart:style-name="ch2">
          <text:p>Impact of Exceptions</text:p>
        </chart:title>
        <chart:legend chart:legend-position="end" svg:x="13.89cm" svg:y="0.396cm" style:legend-expansion="custom" svg:width="5.104cm" svg:height="1.096cm" style:legend-expansion-aspect-ratio="4.65693430656934" chart:style-name="ch3"/>
        <chart:plot-area chart:style-name="ch4" table:cell-range-address="'MinGW 11.2.0 |||'.C8:'MinGW 11.2.0 |||'.E19 'MinGW 11.2.0 |||'.D7:'MinGW 11.2.0 |||'.E7" chart:data-source-has-labels="row" svg:x="1.426cm" svg:y="1.574cm" svg:width="18.768cm" svg:height="9.541cm">
          <chart:coordinate-region svg:x="2.868cm" svg:y="1.801cm" svg:width="16.967cm" svg:height="8.615cm"/>
          <chart:axis chart:dimension="x" chart:name="primary-x" chart:style-name="ch5">
            <chart:title svg:x="9.768cm" svg:y="11.361cm" chart:style-name="ch6">
              <text:p>% errors</text:p>
            </chart:title>
          </chart:axis>
          <chart:axis chart:dimension="x" chart:name="secondary-x" chart:style-name="ch7"/>
          <chart:axis chart:dimension="y" chart:name="primary-y" chart:style-name="ch8">
            <chart:title svg:x="0.158cm" svg:y="7.505cm" chart:style-name="ch9">
              <text:p>Time (us)</text:p>
            </chart:title>
            <chart:grid chart:style-name="ch10" chart:class="major"/>
          </chart:axis>
          <chart:series chart:style-name="ch11" chart:values-cell-range-address="'MinGW 11.2.0 |||'.D8:'MinGW 11.2.0 |||'.D19" chart:label-cell-address="'MinGW 11.2.0 |||'.D7:'MinGW 11.2.0 |||'.D7" chart:class="chart:scatter">
            <chart:domain table:cell-range-address="'MinGW 11.2.0 |||'.C8:'MinGW 11.2.0 |||'.C19"/>
            <chart:data-point chart:repeated="12"/>
          </chart:series>
          <chart:series chart:style-name="ch12" chart:values-cell-range-address="'MinGW 11.2.0 |||'.E8:'MinGW 11.2.0 |||'.E19" chart:label-cell-address="'MinGW 11.2.0 |||'.E7:'MinGW 11.2.0 |||'.E7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o exception</text:p>
                <draw:g>
                  <svg:desc>'MinGW 11.2.0 |||'.D7:'MinGW 11.2.0 |||'.D7</svg:desc>
                </draw:g>
              </table:table-cell>
              <table:table-cell office:value-type="string">
                <text:p>Normal</text:p>
                <draw:g>
                  <svg:desc>'MinGW 11.2.0 |||'.E7:'MinGW 11.2.0 |||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GW 11.2.0 |||'.C8:'MinGW 11.2.0 |||'.C19</svg:desc>
                </draw:g>
              </table:table-cell>
              <table:table-cell office:value-type="float" office:value="15359">
                <text:p>15359</text:p>
                <draw:g>
                  <svg:desc>'MinGW 11.2.0 |||'.D8:'MinGW 11.2.0 |||'.D19</svg:desc>
                </draw:g>
              </table:table-cell>
              <table:table-cell office:value-type="float" office:value="16283">
                <text:p>16283</text:p>
                <draw:g>
                  <svg:desc>'MinGW 11.2.0 |||'.E8:'MinGW 11.2.0 |||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6853">
                <text:p>16853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7069">
                <text:p>17069</text:p>
              </table:table-cell>
              <table:table-cell office:value-type="float" office:value="22315">
                <text:p>22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8039">
                <text:p>18039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335">
                <text:p>19335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184">
                <text:p>18184</text:p>
              </table:table-cell>
              <table:table-cell office:value-type="float" office:value="23930">
                <text:p>23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8867">
                <text:p>18867</text:p>
              </table:table-cell>
              <table:table-cell office:value-type="float" office:value="24778">
                <text:p>24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8256">
                <text:p>18256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9182">
                <text:p>19182</text:p>
              </table:table-cell>
              <table:table-cell office:value-type="float" office:value="24231">
                <text:p>24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8813">
                <text:p>18813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9250">
                <text:p>19250</text:p>
              </table:table-cell>
              <table:table-cell office:value-type="float" office:value="24245">
                <text:p>24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0714">
                <text:p>20714</text:p>
              </table:table-cell>
              <table:table-cell office:value-type="float" office:value="24800">
                <text:p>24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0000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1380000" chart:maximum="1420000" chart:origin="1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16cm" svg:height="12.344cm" xlink:href=".." xlink:type="simple" chart:class="chart:scatter" chart:style-name="ch1">
        <chart:title svg:x="7.461cm" svg:y="0.382cm" chart:style-name="ch2">
          <text:p>Impact of Exceptions</text:p>
        </chart:title>
        <chart:legend chart:legend-position="end" svg:x="17.238cm" svg:y="5.599cm" style:legend-expansion="custom" svg:width="3.145cm" svg:height="1.096cm" style:legend-expansion-aspect-ratio="2.86952554744526" chart:style-name="ch3"/>
        <chart:plot-area chart:style-name="ch4" table:cell-range-address="'MinGW 11.2.0 |||'.C8:'MinGW 11.2.0 |||'.C19 'MinGW 11.2.0 |||'.F7:'MinGW 11.2.0 |||'.F19" chart:data-source-has-labels="row" svg:x="1.427cm" svg:y="1.575cm" svg:width="15.486cm" svg:height="9.542cm">
          <chart:coordinate-region svg:x="2.974cm" svg:y="1.774cm" svg:width="13.659cm" svg:height="8.696cm"/>
          <chart:axis chart:dimension="x" chart:name="primary-x" chart:style-name="ch5">
            <chart:title svg:x="8.504cm" svg:y="11.363cm" chart:style-name="ch6">
              <text:p>% error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7.078cm" chart:style-name="ch9">
              <text:p>Time (us)</text:p>
            </chart:title>
            <chart:grid chart:style-name="ch10" chart:class="major"/>
          </chart:axis>
          <chart:series chart:style-name="ch11" chart:values-cell-range-address="'MinGW 11.2.0 |||'.F8:'MinGW 11.2.0 |||'.F19" chart:label-cell-address="'MinGW 11.2.0 |||'.F7:'MinGW 11.2.0 |||'.F7" chart:class="chart:scatter">
            <chart:domain table:cell-range-address="'MinGW 11.2.0 |||'.C8:'MinGW 11.2.0 |||'.C19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Full exception</text:p>
                <draw:g>
                  <svg:desc>'MinGW 11.2.0 |||'.F7:'MinGW 11.2.0 |||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inGW 11.2.0 |||'.C8:'MinGW 11.2.0 |||'.C19</svg:desc>
                </draw:g>
              </table:table-cell>
              <table:table-cell office:value-type="float" office:value="1394375">
                <text:p>1394375</text:p>
                <draw:g>
                  <svg:desc>'MinGW 11.2.0 |||'.F8:'MinGW 11.2.0 |||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402155">
                <text:p>1402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402568">
                <text:p>1402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402779">
                <text:p>1402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98744">
                <text:p>1398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08341">
                <text:p>1408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04797">
                <text:p>1404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394266">
                <text:p>1394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412880">
                <text:p>14128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406148">
                <text:p>1406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407880">
                <text:p>14078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405270">
                <text:p>1405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93500" chart:origin="1000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52cm" svg:height="10.663cm" xlink:href=".." xlink:type="simple" chart:class="chart:scatter" chart:style-name="ch1">
        <chart:title svg:x="7.129cm" svg:y="0.349cm" chart:style-name="ch2">
          <text:p>Impact of Exceptions</text:p>
        </chart:title>
        <chart:legend chart:legend-position="end" svg:x="14.154cm" svg:y="0.349cm" style:legend-expansion="custom" svg:width="3.789cm" svg:height="0.946cm" style:legend-expansion-aspect-ratio="4.00528541226216" chart:style-name="ch3"/>
        <chart:plot-area chart:style-name="ch4" table:cell-range-address="'MSVC 17.3.32901.215 ---'.C8:'MSVC 17.3.32901.215 ---'.E19 'MSVC 17.3.32901.215 ---'.D7:'MSVC 17.3.32901.215 ---'.E7" chart:data-source-has-labels="row" svg:x="1.706cm" svg:y="1.507cm" svg:width="17.545cm" svg:height="7.667cm">
          <chart:coordinate-region svg:x="3.386cm" svg:y="1.734cm" svg:width="15.506cm" svg:height="6.74cm"/>
          <chart:axis chart:dimension="x" chart:name="primary-x" chart:style-name="ch5">
            <chart:title svg:x="9.436cm" svg:y="9.387cm" chart:style-name="ch6">
              <text:p>% error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6.501cm" chart:style-name="ch9">
              <text:p>Time (us)</text:p>
            </chart:title>
            <chart:grid chart:style-name="ch10" chart:class="major"/>
          </chart:axis>
          <chart:series chart:style-name="ch11" chart:values-cell-range-address="'MSVC 17.3.32901.215 ---'.D8:'MSVC 17.3.32901.215 ---'.D19" chart:label-cell-address="'MSVC 17.3.32901.215 ---'.D7:'MSVC 17.3.32901.215 ---'.D7" chart:class="chart:scatter">
            <chart:domain table:cell-range-address="'MSVC 17.3.32901.215 ---'.C8:'MSVC 17.3.32901.215 ---'.C19"/>
            <chart:data-point chart:repeated="12"/>
          </chart:series>
          <chart:series chart:style-name="ch12" chart:values-cell-range-address="'MSVC 17.3.32901.215 ---'.E8:'MSVC 17.3.32901.215 ---'.E19" chart:label-cell-address="'MSVC 17.3.32901.215 ---'.E7:'MSVC 17.3.32901.215 ---'.E7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o exception</text:p>
                <draw:g>
                  <svg:desc>'MSVC 17.3.32901.215 ---'.D7:'MSVC 17.3.32901.215 ---'.D7</svg:desc>
                </draw:g>
              </table:table-cell>
              <table:table-cell office:value-type="string">
                <text:p>Normal</text:p>
                <draw:g>
                  <svg:desc>'MSVC 17.3.32901.215 ---'.E7:'MSVC 17.3.32901.215 ---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SVC 17.3.32901.215 ---'.C8:'MSVC 17.3.32901.215 ---'.C19</svg:desc>
                </draw:g>
              </table:table-cell>
              <table:table-cell office:value-type="float" office:value="108456">
                <text:p>108456</text:p>
                <draw:g>
                  <svg:desc>'MSVC 17.3.32901.215 ---'.D8:'MSVC 17.3.32901.215 ---'.D19</svg:desc>
                </draw:g>
              </table:table-cell>
              <table:table-cell office:value-type="float" office:value="110089">
                <text:p>110089</text:p>
                <draw:g>
                  <svg:desc>'MSVC 17.3.32901.215 ---'.E8:'MSVC 17.3.32901.215 ---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8455">
                <text:p>128455</text:p>
              </table:table-cell>
              <table:table-cell office:value-type="float" office:value="137925">
                <text:p>137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35740">
                <text:p>135740</text:p>
              </table:table-cell>
              <table:table-cell office:value-type="float" office:value="148757">
                <text:p>148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39903">
                <text:p>139903</text:p>
              </table:table-cell>
              <table:table-cell office:value-type="float" office:value="150158">
                <text:p>150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5437">
                <text:p>145437</text:p>
              </table:table-cell>
              <table:table-cell office:value-type="float" office:value="153868">
                <text:p>153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9328">
                <text:p>149328</text:p>
              </table:table-cell>
              <table:table-cell office:value-type="float" office:value="154450">
                <text:p>154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47443">
                <text:p>147443</text:p>
              </table:table-cell>
              <table:table-cell office:value-type="float" office:value="161760">
                <text:p>161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51416">
                <text:p>151416</text:p>
              </table:table-cell>
              <table:table-cell office:value-type="float" office:value="160824">
                <text:p>160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55034">
                <text:p>155034</text:p>
              </table:table-cell>
              <table:table-cell office:value-type="float" office:value="163956">
                <text:p>163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51864">
                <text:p>151864</text:p>
              </table:table-cell>
              <table:table-cell office:value-type="float" office:value="164799">
                <text:p>164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153733">
                <text:p>153733</text:p>
              </table:table-cell>
              <table:table-cell office:value-type="float" office:value="160796">
                <text:p>160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154257">
                <text:p>154257</text:p>
              </table:table-cell>
              <table:table-cell office:value-type="float" office:value="165160">
                <text:p>1651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0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8400000" chart:origin="10000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05cm" svg:height="10.689cm" xlink:href=".." xlink:type="simple" chart:class="chart:scatter" chart:style-name="ch1">
        <chart:title svg:x="7.255cm" svg:y="0.349cm" chart:style-name="ch2">
          <text:p>Impact of Exceptions</text:p>
        </chart:title>
        <chart:legend chart:legend-position="end" svg:x="14.751cm" svg:y="0.348cm" style:legend-expansion="custom" svg:width="3.61cm" svg:height="0.949cm" style:legend-expansion-aspect-ratio="3.80400421496312" chart:style-name="ch3"/>
        <chart:plot-area chart:style-name="ch4" table:cell-range-address="'MSVC 17.3.32901.215 ---'.C8:'MSVC 17.3.32901.215 ---'.C19 'MSVC 17.3.32901.215 ---'.F7:'MSVC 17.3.32901.215 ---'.F19" chart:data-source-has-labels="row" svg:x="1.047cm" svg:y="1.481cm" svg:width="18.986cm" svg:height="8.065cm">
          <chart:coordinate-region svg:x="2.965cm" svg:y="1.707cm" svg:width="16.709cm" svg:height="7.139cm"/>
          <chart:axis chart:dimension="x" chart:name="primary-x" chart:style-name="ch5">
            <chart:title svg:x="9.498cm" svg:y="9.759cm" chart:style-name="ch6">
              <text:p>% errors</text:p>
            </chart:title>
          </chart:axis>
          <chart:axis chart:dimension="x" chart:name="secondary-x" chart:style-name="ch7"/>
          <chart:axis chart:dimension="y" chart:name="primary-y" chart:style-name="ch8">
            <chart:title svg:x="0cm" svg:y="6.674cm" chart:style-name="ch9">
              <text:p>Time (us)</text:p>
            </chart:title>
            <chart:grid chart:style-name="ch10" chart:class="major"/>
          </chart:axis>
          <chart:series chart:style-name="ch11" chart:values-cell-range-address="'MSVC 17.3.32901.215 ---'.F8:'MSVC 17.3.32901.215 ---'.F19" chart:label-cell-address="'MSVC 17.3.32901.215 ---'.F7:'MSVC 17.3.32901.215 ---'.F7" chart:class="chart:scatter">
            <chart:domain table:cell-range-address="'MSVC 17.3.32901.215 ---'.C8:'MSVC 17.3.32901.215 ---'.C19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Full exception</text:p>
                <draw:g>
                  <svg:desc>'MSVC 17.3.32901.215 ---'.F7:'MSVC 17.3.32901.215 ---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SVC 17.3.32901.215 ---'.C8:'MSVC 17.3.32901.215 ---'.C19</svg:desc>
                </draw:g>
              </table:table-cell>
              <table:table-cell office:value-type="float" office:value="8424913">
                <text:p>8424913</text:p>
                <draw:g>
                  <svg:desc>'MSVC 17.3.32901.215 ---'.F8:'MSVC 17.3.32901.215 ---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515024">
                <text:p>8515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8465883">
                <text:p>8465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555299">
                <text:p>855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578688">
                <text:p>8578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627979">
                <text:p>8627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8515409">
                <text:p>8515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535395">
                <text:p>8535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8554508">
                <text:p>8554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8537536">
                <text:p>85375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8559139">
                <text:p>8559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8563570">
                <text:p>85635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000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20000" chart:origin="1000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21cm" svg:height="10.663cm" xlink:href=".." xlink:type="simple" chart:class="chart:scatter" chart:style-name="ch1">
        <chart:title svg:x="6.813cm" svg:y="0.349cm" chart:style-name="ch2">
          <text:p>Impact of Exceptions</text:p>
        </chart:title>
        <chart:legend chart:legend-position="end" svg:x="13.284cm" svg:y="0.373cm" style:legend-expansion="custom" svg:width="5.371cm" svg:height="0.946cm" style:legend-expansion-aspect-ratio="5.67758985200846" chart:style-name="ch3"/>
        <chart:plot-area chart:style-name="ch4" table:cell-range-address="'MSVC 17.3.32901.215 |||'.C8:'MSVC 17.3.32901.215 |||'.E19 'MSVC 17.3.32901.215 |||'.D7:'MSVC 17.3.32901.215 |||'.E7" chart:data-source-has-labels="row" svg:x="1.427cm" svg:y="1.482cm" svg:width="17.63cm" svg:height="7.986cm">
          <chart:coordinate-region svg:x="2.869cm" svg:y="1.708cm" svg:width="15.829cm" svg:height="7.06cm"/>
          <chart:axis chart:dimension="x" chart:name="primary-x" chart:style-name="ch5">
            <chart:title svg:x="9.2cm" svg:y="9.681cm" chart:style-name="ch6">
              <text:p>% errors</text:p>
            </chart:title>
          </chart:axis>
          <chart:axis chart:dimension="x" chart:name="secondary-x" chart:style-name="ch7"/>
          <chart:axis chart:dimension="y" chart:name="primary-y" chart:style-name="ch8">
            <chart:title svg:x="0.185cm" svg:y="6.636cm" chart:style-name="ch9">
              <text:p>Time (us)</text:p>
            </chart:title>
            <chart:grid chart:style-name="ch10" chart:class="major"/>
          </chart:axis>
          <chart:series chart:style-name="ch11" chart:values-cell-range-address="'MSVC 17.3.32901.215 |||'.D8:'MSVC 17.3.32901.215 |||'.D19" chart:label-cell-address="'MSVC 17.3.32901.215 |||'.D7:'MSVC 17.3.32901.215 |||'.D7" chart:class="chart:scatter">
            <chart:domain table:cell-range-address="'MSVC 17.3.32901.215 |||'.C8:'MSVC 17.3.32901.215 |||'.C19"/>
            <chart:data-point chart:repeated="12"/>
          </chart:series>
          <chart:series chart:style-name="ch12" chart:values-cell-range-address="'MSVC 17.3.32901.215 |||'.E8:'MSVC 17.3.32901.215 |||'.E19" chart:label-cell-address="'MSVC 17.3.32901.215 |||'.E7:'MSVC 17.3.32901.215 |||'.E7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o exception</text:p>
                <draw:g>
                  <svg:desc>'MSVC 17.3.32901.215 |||'.D7:'MSVC 17.3.32901.215 |||'.D7</svg:desc>
                </draw:g>
              </table:table-cell>
              <table:table-cell office:value-type="string">
                <text:p>Normal</text:p>
                <draw:g>
                  <svg:desc>'MSVC 17.3.32901.215 |||'.E7:'MSVC 17.3.32901.215 |||'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SVC 17.3.32901.215 |||'.C8:'MSVC 17.3.32901.215 |||'.C19</svg:desc>
                </draw:g>
              </table:table-cell>
              <table:table-cell office:value-type="float" office:value="21007">
                <text:p>21007</text:p>
                <draw:g>
                  <svg:desc>'MSVC 17.3.32901.215 |||'.D8:'MSVC 17.3.32901.215 |||'.D19</svg:desc>
                </draw:g>
              </table:table-cell>
              <table:table-cell office:value-type="float" office:value="21780">
                <text:p>21780</text:p>
                <draw:g>
                  <svg:desc>'MSVC 17.3.32901.215 |||'.E8:'MSVC 17.3.32901.215 |||'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6749">
                <text:p>26749</text:p>
              </table:table-cell>
              <table:table-cell office:value-type="float" office:value="29637">
                <text:p>29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6673">
                <text:p>26673</text:p>
              </table:table-cell>
              <table:table-cell office:value-type="float" office:value="35775">
                <text:p>35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9969">
                <text:p>29969</text:p>
              </table:table-cell>
              <table:table-cell office:value-type="float" office:value="35909">
                <text:p>35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143">
                <text:p>23143</text:p>
              </table:table-cell>
              <table:table-cell office:value-type="float" office:value="37610">
                <text:p>376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2843">
                <text:p>32843</text:p>
              </table:table-cell>
              <table:table-cell office:value-type="float" office:value="37671">
                <text:p>37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4162">
                <text:p>34162</text:p>
              </table:table-cell>
              <table:table-cell office:value-type="float" office:value="39296">
                <text:p>39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2519">
                <text:p>32519</text:p>
              </table:table-cell>
              <table:table-cell office:value-type="float" office:value="41635">
                <text:p>41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33876">
                <text:p>33876</text:p>
              </table:table-cell>
              <table:table-cell office:value-type="float" office:value="41247">
                <text:p>41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35402">
                <text:p>35402</text:p>
              </table:table-cell>
              <table:table-cell office:value-type="float" office:value="40253">
                <text:p>40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31957">
                <text:p>31957</text:p>
              </table:table-cell>
              <table:table-cell office:value-type="float" office:value="40243">
                <text:p>40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0173">
                <text:p>30173</text:p>
              </table:table-cell>
              <table:table-cell office:value-type="float" office:value="38934">
                <text:p>389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0000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2640000" chart:origin="1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2cm" chart:symbol-height="0.1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05cm" svg:height="10.689cm" xlink:href=".." xlink:type="simple" chart:class="chart:scatter" chart:style-name="ch1">
        <chart:title svg:x="7.255cm" svg:y="0.349cm" chart:style-name="ch2">
          <text:p>Impact of Exceptions</text:p>
        </chart:title>
        <chart:legend chart:legend-position="end" svg:x="16.897cm" svg:y="4.848cm" style:legend-expansion="custom" svg:width="3.083cm" svg:height="0.949cm" style:legend-expansion-aspect-ratio="3.24868282402529" chart:style-name="ch3"/>
        <chart:plot-area chart:style-name="ch4" table:cell-range-address="'MSVC 17.3.32901.215 |||'.C8:'MSVC 17.3.32901.215 |||'.C19 'MSVC 17.3.32901.215 |||'.F7:'MSVC 17.3.32901.215 |||'.F19" chart:data-source-has-labels="row" svg:x="1.419cm" svg:y="1.509cm" svg:width="15.091cm" svg:height="7.986cm">
          <chart:coordinate-region svg:x="2.966cm" svg:y="1.708cm" svg:width="13.264cm" svg:height="7.14cm"/>
          <chart:axis chart:dimension="x" chart:name="primary-x" chart:style-name="ch5">
            <chart:title svg:x="8.298cm" svg:y="9.708cm" chart:style-name="ch6">
              <text:p>% errors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6.234cm" chart:style-name="ch9">
              <text:p>Time (us)</text:p>
            </chart:title>
            <chart:grid chart:style-name="ch10" chart:class="major"/>
          </chart:axis>
          <chart:series chart:style-name="ch11" chart:values-cell-range-address="'MSVC 17.3.32901.215 |||'.F8:'MSVC 17.3.32901.215 |||'.F19" chart:label-cell-address="'MSVC 17.3.32901.215 |||'.F7:'MSVC 17.3.32901.215 |||'.F7" chart:class="chart:scatter">
            <chart:domain table:cell-range-address="'MSVC 17.3.32901.215 |||'.C8:'MSVC 17.3.32901.215 |||'.C19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Full exception</text:p>
                <draw:g>
                  <svg:desc>'MSVC 17.3.32901.215 |||'.F7:'MSVC 17.3.32901.215 |||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SVC 17.3.32901.215 |||'.C8:'MSVC 17.3.32901.215 |||'.C19</svg:desc>
                </draw:g>
              </table:table-cell>
              <table:table-cell office:value-type="float" office:value="2697960">
                <text:p>2697960</text:p>
                <draw:g>
                  <svg:desc>'MSVC 17.3.32901.215 |||'.F8:'MSVC 17.3.32901.215 |||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675124">
                <text:p>2675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689304">
                <text:p>2689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687317">
                <text:p>2687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706888">
                <text:p>2706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701199">
                <text:p>2701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665824">
                <text:p>2665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680262">
                <text:p>2680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2684947">
                <text:p>2684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682272">
                <text:p>2682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2692995">
                <text:p>2692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2718879">
                <text:p>27188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